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>
            <text:p>OPERATORZ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perator 0</text:p>
          </table:table-cell>
          <table:table-cell office:value-type="string">
            <text:p>Operator 1</text:p>
          </table:table-cell>
          <table:table-cell office:value-type="string">
            <text:p>Operator 2</text:p>
          </table:table-cell>
          <table:table-cell office:value-type="string">
            <text:p>Ekspert (3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zły</text:p>
          </table:table-cell>
          <table:table-cell office:value-type="string">
            <text:p>dobry</text:p>
          </table:table-cell>
          <table:table-cell table:number-columns-repeated="2" office:value-type="string">
            <text:p>zł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ry</text:p>
          </table:table-cell>
          <table:table-cell office:value-type="string">
            <text:p>zły</text:p>
          </table:table-cell>
          <table:table-cell office:value-type="string">
            <text:p>dobry</text:p>
          </table:table-cell>
          <table:table-cell office:value-type="string">
            <text:p>zł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ły</text:p>
          </table:table-cell>
          <table:table-cell office:value-type="string">
            <text:p>dobry</text:p>
          </table:table-cell>
          <table:table-cell office:value-type="string">
            <text:p>zły</text:p>
          </table:table-cell>
          <table:table-cell office:value-type="string">
            <text:p>dobry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2.12.2016</text:date>, <text:time>23:48:4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23:08:52.01</meta:creation-date>
    <dc:date>2016-12-02T23:48:47.79</dc:date>
    <meta:editing-duration>PT7M34S</meta:editing-duration>
    <meta:editing-cycles>1</meta:editing-cycles>
    <meta:document-statistic meta:table-count="3" meta:cell-count="20" meta:object-count="0"/>
    <meta:generator>OpenOffice/4.1.2$Win32 OpenOffice.org_project/412m3$Build-9782</meta:generator>
  </office:meta>
</office:document-meta>
</file>